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ClientResponseException.get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getResponseBodyA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getStatu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RestClientResponseException( String message , HttpStatusCode statusCode , String statusText , @ Nullable HttpHeaders headers , @ Nullable byte [ ] responseBody , @ Nullable Charset response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ClientResponseException.getResponseBodyAsString( Charset fallbackChar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tClientResponseException.getResponseBodyAs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setBodyConvertFunction( Function &lt; ResolvableType , ? &gt; bodyConvert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getResponseBodyAs( ResolvableType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ClientResponseException.RestClientResponseException( String message , int statusCode , String statusText , @ Nullable HttpHeaders headers , @ Nullable byte [ ] responseBody , @ Nullable Charset responseChar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stClientResponseException.getResponseBodyAs( ParameterizedTypeReference &lt; E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get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ClientResponseException.getResponseBodyAs( Class &lt; E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